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33.14mm"/>
    </style:style>
    <style:style style:name="co3" style:family="table-column">
      <style:table-column-properties fo:break-before="auto" style:column-width="56.3mm"/>
    </style:style>
    <style:style style:name="co4" style:family="table-column">
      <style:table-column-properties fo:break-before="auto" style:column-width="31.15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style:font-name="Times New Roman" fo:font-size="16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3" table:default-cell-style-name="ce7"/>
        <table:table-column table:style-name="co5" table:number-columns-repeated="251" table:default-cell-style-name="ce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總分類帳</text:p>
          </table:table-cell>
          <table:covered-table-cell table:number-columns-repeated="5"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部　　門：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總帳科目：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借<text:span text:style-name="T1">  </text:span><text:span text:style-name="T2">貸</text:span><text:span text:style-name="T3">  </text:span><text:span text:style-name="T2">別：</text:span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統計期間：<text:span text:style-name="T4"> 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日期</text:p>
          </table:table-cell>
          <table:table-cell table:style-name="ce9" office:value-type="string" calcext:value-type="string">
            <text:p>傳票編號</text:p>
          </table:table-cell>
          <table:table-cell table:style-name="ce9" office:value-type="string" calcext:value-type="string">
            <text:p>摘<text:span text:style-name="T4">    </text:span><text:span text:style-name="T2">要</text:span></text:p>
          </table:table-cell>
          <table:table-cell table:style-name="ce9" office:value-type="string" calcext:value-type="string">
            <text:p>借方金額</text:p>
          </table:table-cell>
          <table:table-cell table:style-name="ce9" office:value-type="string" calcext:value-type="string">
            <text:p>貸方金額</text:p>
          </table:table-cell>
          <table:table-cell table:style-name="ce9" office:value-type="string" calcext:value-type="string">
            <text:p>結存金額</text:p>
          </table:table-cell>
          <table:table-cell table:number-columns-repeated="1018"/>
        </table:table-row>
        <table:table-row table:style-name="ro4" table:number-rows-repeated="25">
          <table:table-cell table:style-name="ce4"/>
          <table:table-cell table:style-name="ce10" table:number-columns-repeated="5"/>
          <table:table-cell table:number-columns-repeated="1018"/>
        </table:table-row>
        <table:table-row table:style-name="ro5">
          <table:table-cell table:style-name="ce5" office:value-type="string" calcext:value-type="string" table:number-columns-spanned="3" table:number-rows-spanned="1">
            <text:p>本期借貸方合計</text:p>
          </table:table-cell>
          <table:covered-table-cell table:style-name="ce11"/>
          <table:covered-table-cell table:style-name="ce12"/>
          <table:table-cell table:style-name="ce10" table:number-columns-repeated="3"/>
          <table:table-cell table:number-columns-repeated="1018"/>
        </table:table-row>
        <table:table-row table:style-name="ro6">
          <table:table-cell table:style-name="ce6" office:value-type="string" calcext:value-type="string">
            <text:p>董事長：　　　　　總經理：　　　　　主任：　　　　　會計：　　　　　製表：</text:p>
          </table:table-cell>
          <table:table-cell table:number-columns-repeated="1023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6:18:36</meta:creation-date>
    <dc:creator>Joyce</dc:creator>
    <dc:date>2004-04-13T16:50:52</dc:date>
    <meta:print-date>2004-04-13T16:21:03</meta:print-date>
    <meta:document-statistic meta:table-count="1" meta:cell-count="13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